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A000002521C22E4D5A48F6F7F.png" manifest:media-type="image/png"/>
  <manifest:file-entry manifest:full-path="Pictures/100002010000023A000002520DB4EE6FB82550D9.png" manifest:media-type="image/png"/>
  <manifest:file-entry manifest:full-path="Pictures/100002010000022B0000029C9A2FE2A62BEA9FC2.png" manifest:media-type="image/png"/>
  <manifest:file-entry manifest:full-path="Pictures/100002010000022B0000029C17756301F804F37C.png" manifest:media-type="image/png"/>
  <manifest:file-entry manifest:full-path="Pictures/1000020100000280000001E03B94C67671BC409C.png" manifest:media-type="image/png"/>
  <manifest:file-entry manifest:full-path="Pictures/100002010000022B0000029C1992CE65DC96C0DB.png" manifest:media-type="image/png"/>
  <manifest:file-entry manifest:full-path="Pictures/100002010000096000000960BE5DA48AA69A17C0.png" manifest:media-type="image/png"/>
  <manifest:file-entry manifest:full-path="Pictures/100002010000023A0000025234EF6A8DF49869C7.png" manifest:media-type="image/png"/>
  <manifest:file-entry manifest:full-path="Pictures/100002010000022B0000029C88771E08073FB2EE.png" manifest:media-type="image/png"/>
  <manifest:file-entry manifest:full-path="Pictures/100002010000022B0000029C4D4CB3D280C1056F.png" manifest:media-type="image/png"/>
  <manifest:file-entry manifest:full-path="Pictures/100002010000022B0000029C5421AF0993A6CE1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3399ff" draw:marker-start-width="0.359cm" draw:marker-end-width="0.359cm" draw:fill-color="#ffffff" draw:textarea-horizontal-align="justify" draw:textarea-vertical-align="middle" draw:auto-grow-height="false" fo:min-height="10.834cm" fo:min-width="11.484cm" fo:padding-top="0.178cm" fo:padding-bottom="0.178cm" fo:padding-left="0.303cm" fo:padding-right="0.303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5.34cm" fo:min-width="3.29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818cm" fo:min-width="3.968cm"/>
    </style:style>
    <style:style style:name="gr4" style:family="graphic" style:parent-style-name="standard">
      <style:graphic-properties svg:stroke-width="0.106cm" svg:stroke-color="#00cc00" draw:marker-start-width="0.359cm" draw:marker-end-width="0.359cm" draw:fill-color="#ffffff" draw:textarea-horizontal-align="justify" draw:textarea-vertical-align="middle" draw:auto-grow-height="false" fo:min-height="1.908cm" fo:min-width="1.798cm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053cm" draw:marker-start="Arrow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106cm" draw:marker-start-width="0.358cm" draw:marker-end-width="0.358cm" draw:fill-color="#ffffff" draw:textarea-horizontal-align="justify" draw:textarea-vertical-align="middle" draw:auto-grow-height="false" fo:min-height="5.34cm" fo:min-width="3.29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draw:marker-start-width="0.358cm" draw:marker-end-width="0.358cm" draw:fill-color="#ffffff" draw:textarea-horizontal-align="justify" draw:textarea-vertical-align="middle" draw:auto-grow-height="false" fo:min-height="5.236cm" fo:min-width="3.186cm" fo:padding-top="0.177cm" fo:padding-bottom="0.177cm" fo:padding-left="0.302cm" fo:padding-right="0.302cm"/>
    </style:style>
    <style:style style:name="gr8" style:family="graphic" style:parent-style-name="standard">
      <style:graphic-properties svg:stroke-width="0.106cm" draw:marker-start-width="0.359cm" draw:marker-end-width="0.359cm" draw:fill-color="#ffffff" draw:textarea-horizontal-align="justify" draw:textarea-vertical-align="middle" draw:auto-grow-height="false" fo:min-height="2.818cm" fo:min-width="3.968cm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draw:marker-start-width="0.358cm" draw:marker-end-width="0.358cm" draw:fill-color="#ffffff" draw:textarea-horizontal-align="justify" draw:textarea-vertical-align="middle" draw:auto-grow-height="false" fo:min-height="2.818cm" fo:min-width="3.968cm" fo:padding-top="0.177cm" fo:padding-bottom="0.177cm" fo:padding-left="0.302cm" fo:padding-right="0.3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.106cm" draw:marker-start-width="0.359cm" draw:marker-end-width="0.359cm" draw:fill-color="#ffffff" draw:textarea-horizontal-align="justify" draw:textarea-vertical-align="middle" draw:auto-grow-height="false" fo:min-height="2.712cm" fo:min-width="3.862cm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draw:marker-start-width="0.358cm" draw:marker-end-width="0.358cm" draw:fill-color="#ffffff" draw:textarea-horizontal-align="justify" draw:textarea-vertical-align="middle" draw:auto-grow-height="false" fo:min-height="2.714cm" fo:min-width="3.864cm" fo:padding-top="0.177cm" fo:padding-bottom="0.177cm" fo:padding-left="0.302cm" fo:padding-right="0.302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106cm" svg:stroke-color="#cc0000" draw:marker-start-width="0.359cm" draw:marker-end-width="0.359cm" draw:fill-color="#ffffff" draw:textarea-horizontal-align="justify" draw:textarea-vertical-align="middle" draw:auto-grow-height="false" fo:min-height="1.908cm" fo:min-width="1.798cm" fo:padding-top="0.178cm" fo:padding-bottom="0.178cm" fo:padding-left="0.303cm" fo:padding-right="0.303cm"/>
    </style:style>
    <style:style style:name="gr15" style:family="graphic" style:parent-style-name="objectwithoutfill">
      <style:graphic-properties svg:stroke-width="0.053cm" draw:marker-start="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3cm" fo:min-width="0cm"/>
    </style:style>
    <style:style style:name="gr18" style:family="graphic" style:parent-style-name="objectwithoutfill">
      <style:graphic-properties draw:stroke="dash" draw:stroke-dash="Fine_20_Dashed" svg:stroke-width="0.053cm" draw:marker-start="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draw:stroke="dash" draw:stroke-dash="Fine_20_Dashed" svg:stroke-width="0.053cm" draw:marker-start="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cm" svg:height="12.4cm" svg:x="9.5cm" svg:y="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2cm" svg:height="6cm" svg:x="10.6cm" svg:y="4.9cm">
          <text:p text:style-name="P2">MVC</text:p>
          <text:p text:style-name="P2">Controll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8cm" svg:height="3.4cm" svg:x="16.7cm" svg:y="3cm">
          <text:p text:style-name="P2">Item 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8cm" svg:height="3.4cm" svg:x="16.8cm" svg:y="9.4cm">
          <text:p text:style-name="P2">Bidding 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  <draw:page draw:name="page2" draw:style-name="dp1" draw:master-page-name="Default">
        <draw:custom-shape draw:style-name="gr1" draw:text-style-name="P1" draw:layer="layout" svg:width="13.3cm" svg:height="12.4cm" svg:x="9.5cm" svg:y="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2cm" svg:height="6cm" svg:x="10.6cm" svg:y="4.9cm">
          <text:p text:style-name="P2">MVC</text:p>
          <text:p text:style-name="P2">Controll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8cm" svg:height="3.4cm" svg:x="16.7cm" svg:y="3cm">
          <text:p text:style-name="P2">Item 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8cm" svg:height="3.4cm" svg:x="16.8cm" svg:y="9.4cm">
          <text:p text:style-name="P2">Bidding 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6.9cm" svg:y1="8.2cm" svg:x2="9.9cm" svg:y2="8.2cm">
          <text:p/>
        </draw:line>
        <draw:line draw:style-name="gr5" draw:text-style-name="P3" draw:layer="layout" svg:x1="15.2cm" svg:y1="9.7cm" svg:x2="16.5cm" svg:y2="10.8cm">
          <text:p/>
        </draw:line>
        <draw:line draw:style-name="gr5" draw:text-style-name="P3" draw:layer="layout" svg:x1="15.1cm" svg:y1="6cm" svg:x2="16.5cm" svg:y2="5.1cm">
          <text:p/>
        </draw:line>
      </draw:page>
      <draw:page draw:name="page3" draw:style-name="dp1" draw:master-page-name="Default">
        <draw:custom-shape draw:style-name="gr1" draw:text-style-name="P1" draw:layer="layout" svg:width="13.3cm" svg:height="12.4cm" svg:x="9.5cm" svg:y="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2cm" svg:height="6cm" svg:x="10.6cm" svg:y="4.9cm">
          <text:p text:style-name="P2">MVC</text:p>
          <text:p text:style-name="P2">Controll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8cm" svg:height="3.4cm" svg:x="16.7cm" svg:y="3cm">
          <text:p text:style-name="P2">Item 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8cm" svg:height="3.4cm" svg:x="16.8cm" svg:y="9.4cm">
          <text:p text:style-name="P2">Bidding 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  <draw:page draw:name="page4" draw:style-name="dp1" draw:master-page-name="Default">
        <draw:custom-shape draw:style-name="gr2" draw:text-style-name="P1" draw:layer="layout" svg:width="4.2cm" svg:height="6cm" svg:x="10.6cm" svg:y="4.9cm">
          <text:p text:style-name="P2">MVC</text:p>
          <text:p text:style-name="P2">Controll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8cm" svg:height="3.4cm" svg:x="16.7cm" svg:y="3cm">
          <text:p text:style-name="P2">Item 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8cm" svg:height="3.4cm" svg:x="16.8cm" svg:y="9.4cm">
          <text:p text:style-name="P2">Bidding 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  <draw:page draw:name="page5" draw:style-name="dp1" draw:master-page-name="Default">
        <draw:custom-shape draw:style-name="gr6" draw:text-style-name="P1" draw:layer="layout" svg:width="4.2cm" svg:height="6cm" svg:x="10.6cm" svg:y="4.9cm">
          <text:p text:style-name="P2">Web<text:line-break/>Gatew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8cm" svg:height="3.4cm" svg:x="16.7cm" svg:y="3cm">
          <text:p text:style-name="P2">Item 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8cm" svg:height="3.4cm" svg:x="16.8cm" svg:y="9.4cm">
          <text:p text:style-name="P2">Bidding 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  <draw:page draw:name="page6" draw:style-name="dp1" draw:master-page-name="Default">
        <draw:custom-shape draw:style-name="gr7" draw:text-style-name="P1" draw:layer="layout" svg:width="4.2cm" svg:height="6cm" svg:x="10.6cm" svg:y="4.9cm">
          <text:p text:style-name="P2">Web<text:line-break/>Gatew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4.8cm" svg:height="3.4cm" svg:x="16.7cm" svg:y="3cm">
          <text:p text:style-name="P2">Item 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4.8cm" svg:height="3.4cm" svg:x="16.8cm" svg:y="9.4cm">
          <text:p text:style-name="P2">Bidding 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6.9cm" svg:y1="8.2cm" svg:x2="9.9cm" svg:y2="8.2cm">
          <text:p/>
        </draw:line>
        <draw:line draw:style-name="gr5" draw:text-style-name="P3" draw:layer="layout" svg:x1="15.1cm" svg:y1="6cm" svg:x2="16.5cm" svg:y2="5.1cm">
          <text:p/>
        </draw:line>
        <draw:line draw:style-name="gr5" draw:text-style-name="P3" draw:layer="layout" svg:x1="15.2cm" svg:y1="9.7cm" svg:x2="16.5cm" svg:y2="10.8cm">
          <text:p/>
        </draw:line>
        <draw:frame draw:style-name="gr10" draw:text-style-name="P4" draw:layer="layout" svg:width="3.173cm" svg:height="0.962cm" svg:x="13.3cm" svg:y="3.7cm">
          <draw:text-box>
            <text:p>GET item</text:p>
          </draw:text-box>
        </draw:frame>
        <draw:frame draw:style-name="gr10" draw:text-style-name="P4" draw:layer="layout" svg:width="4.79cm" svg:height="0.962cm" svg:x="11.71cm" svg:y="11.438cm">
          <draw:text-box>
            <text:p>GET bidHistory</text:p>
          </draw:text-box>
        </draw:frame>
      </draw:page>
      <draw:page draw:name="page7" draw:style-name="dp1" draw:master-page-name="Default">
        <draw:custom-shape draw:style-name="gr7" draw:text-style-name="P1" draw:layer="layout" svg:width="4.2cm" svg:height="6cm" svg:x="10.6cm" svg:y="4.9cm">
          <text:p text:style-name="P2">Web<text:line-break/>Gatew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.8cm" svg:height="3.4cm" svg:x="16.7cm" svg:y="3cm">
          <text:p text:style-name="P2">Item 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4.8cm" svg:height="3.4cm" svg:x="16.8cm" svg:y="9.4cm">
          <text:p text:style-name="P2">Bidding 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6.9cm" svg:y1="8.2cm" svg:x2="9.9cm" svg:y2="8.2cm">
          <text:p/>
        </draw:line>
        <draw:line draw:style-name="gr5" draw:text-style-name="P3" draw:layer="layout" svg:x1="15.1cm" svg:y1="6cm" svg:x2="16.5cm" svg:y2="5.1cm">
          <text:p/>
        </draw:line>
        <draw:line draw:style-name="gr5" draw:text-style-name="P3" draw:layer="layout" svg:x1="15.2cm" svg:y1="9.7cm" svg:x2="16.5cm" svg:y2="10.8cm">
          <text:p/>
        </draw:line>
        <draw:frame draw:style-name="gr13" draw:text-style-name="P3" draw:layer="layout" svg:width="5.632cm" svg:height="4.224cm" svg:x="16.468cm" svg:y="8.7cm">
          <draw:image xlink:href="Pictures/1000020100000280000001E03B94C67671BC409C.png" xlink:type="simple" xlink:show="embed" xlink:actuate="onLoad">
            <text:p/>
          </draw:image>
        </draw:frame>
        <draw:frame draw:style-name="gr10" draw:text-style-name="P4" draw:layer="layout" svg:width="3.173cm" svg:height="0.962cm" svg:x="13.301cm" svg:y="3.7cm">
          <draw:text-box>
            <text:p>GET item</text:p>
          </draw:text-box>
        </draw:frame>
        <draw:frame draw:style-name="gr10" draw:text-style-name="P4" draw:layer="layout" svg:width="4.79cm" svg:height="0.962cm" svg:x="11.71cm" svg:y="11.438cm">
          <draw:text-box>
            <text:p>GET bidHistory</text:p>
          </draw:text-box>
        </draw:frame>
      </draw:page>
      <draw:page draw:name="page8" draw:style-name="dp1" draw:master-page-name="Default">
        <draw:custom-shape draw:style-name="gr7" draw:text-style-name="P1" draw:layer="layout" svg:width="4.2cm" svg:height="6cm" svg:x="10.6cm" svg:y="4.9cm">
          <text:p text:style-name="P2">Web<text:line-break/>Gatew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.8cm" svg:height="3.4cm" svg:x="16.7cm" svg:y="3cm">
          <text:p text:style-name="P2">Item 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4.8cm" svg:height="3.4cm" svg:x="16.8cm" svg:y="9.4cm">
          <text:p text:style-name="P2">Bidding 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6.9cm" svg:y1="8.2cm" svg:x2="9.9cm" svg:y2="8.2cm">
          <text:p/>
        </draw:line>
        <draw:line draw:style-name="gr5" draw:text-style-name="P3" draw:layer="layout" svg:x1="15.1cm" svg:y1="6cm" svg:x2="16.5cm" svg:y2="5.1cm">
          <text:p/>
        </draw:line>
        <draw:line draw:style-name="gr5" draw:text-style-name="P3" draw:layer="layout" svg:x1="15.2cm" svg:y1="9.7cm" svg:x2="16.5cm" svg:y2="10.8cm">
          <text:p/>
        </draw:line>
        <draw:frame draw:style-name="gr13" draw:text-style-name="P3" draw:layer="layout" svg:width="5.632cm" svg:height="4.224cm" svg:x="16.468cm" svg:y="8.7cm">
          <draw:image xlink:href="Pictures/1000020100000280000001E03B94C67671BC409C.png" xlink:type="simple" xlink:show="embed" xlink:actuate="onLoad">
            <text:p/>
          </draw:image>
        </draw:frame>
        <draw:frame draw:style-name="gr13" draw:text-style-name="P3" draw:layer="layout" svg:width="5.632cm" svg:height="4.224cm" svg:x="9.573cm" svg:y="5.9cm">
          <draw:image xlink:href="Pictures/1000020100000280000001E03B94C67671BC409C.png" xlink:type="simple" xlink:show="embed" xlink:actuate="onLoad">
            <text:p/>
          </draw:image>
        </draw:frame>
        <draw:frame draw:style-name="gr10" draw:text-style-name="P4" draw:layer="layout" svg:width="3.173cm" svg:height="0.962cm" svg:x="13.301cm" svg:y="3.7cm">
          <draw:text-box>
            <text:p>GET item</text:p>
          </draw:text-box>
        </draw:frame>
        <draw:frame draw:style-name="gr10" draw:text-style-name="P4" draw:layer="layout" svg:width="4.79cm" svg:height="0.962cm" svg:x="11.71cm" svg:y="11.438cm">
          <draw:text-box>
            <text:p>GET bidHistory</text:p>
          </draw:text-box>
        </draw:frame>
      </draw:page>
      <draw:page draw:name="page9" draw:style-name="dp1" draw:master-page-name="Default">
        <draw:custom-shape draw:style-name="gr7" draw:text-style-name="P1" draw:layer="layout" svg:width="4.2cm" svg:height="6cm" svg:x="10.6cm" svg:y="4.9cm">
          <text:p text:style-name="P2">Web<text:line-break/>Gatew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.8cm" svg:height="3.4cm" svg:x="16.7cm" svg:y="3cm">
          <text:p text:style-name="P2">Item 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4.8cm" svg:height="3.4cm" svg:x="16.8cm" svg:y="9.4cm">
          <text:p text:style-name="P2">Bidding 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6.9cm" svg:y1="8.2cm" svg:x2="9.9cm" svg:y2="8.2cm">
          <text:p/>
        </draw:line>
        <draw:line draw:style-name="gr5" draw:text-style-name="P3" draw:layer="layout" svg:x1="15.1cm" svg:y1="6cm" svg:x2="16.5cm" svg:y2="5.1cm">
          <text:p/>
        </draw:line>
        <draw:line draw:style-name="gr5" draw:text-style-name="P3" draw:layer="layout" svg:x1="15.2cm" svg:y1="9.7cm" svg:x2="16.5cm" svg:y2="10.8cm">
          <text:p/>
        </draw:line>
        <draw:frame draw:style-name="gr13" draw:text-style-name="P3" draw:layer="layout" svg:width="5.632cm" svg:height="4.224cm" svg:x="16.468cm" svg:y="8.7cm">
          <draw:image xlink:href="Pictures/1000020100000280000001E03B94C67671BC409C.png" xlink:type="simple" xlink:show="embed" xlink:actuate="onLoad">
            <text:p/>
          </draw:image>
        </draw:frame>
        <draw:frame draw:style-name="gr13" draw:text-style-name="P3" draw:layer="layout" svg:width="5.632cm" svg:height="4.224cm" svg:x="9.573cm" svg:y="5.9cm">
          <draw:image xlink:href="Pictures/1000020100000280000001E03B94C67671BC409C.png" xlink:type="simple" xlink:show="embed" xlink:actuate="onLoad">
            <text:p/>
          </draw:image>
        </draw:frame>
        <draw:frame draw:style-name="gr10" draw:text-style-name="P4" draw:layer="layout" svg:width="3.173cm" svg:height="0.962cm" svg:x="13.301cm" svg:y="3.7cm">
          <draw:text-box>
            <text:p>GET item</text:p>
          </draw:text-box>
        </draw:frame>
        <draw:frame draw:style-name="gr10" draw:text-style-name="P4" draw:layer="layout" svg:width="4.79cm" svg:height="0.962cm" svg:x="11.71cm" svg:y="11.438cm">
          <draw:text-box>
            <text:p>GET bidHistory</text:p>
          </draw:text-box>
        </draw:frame>
      </draw:page>
      <draw:page draw:name="page10" draw:style-name="dp1" draw:master-page-name="Default">
        <draw:custom-shape draw:style-name="gr7" draw:text-style-name="P5" draw:layer="layout" svg:width="4.2cm" svg:height="6cm" svg:x="10.6cm" svg:y="4.9cm">
          <text:p text:style-name="P2"><text:span text:style-name="T1">Web</text:span><text:span text:style-name="T1"><text:line-break/></text:span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8cm" svg:height="3.4cm" svg:x="16.7cm" svg:y="3cm">
          <text:p text:style-name="P2"><text:span text:style-name="T1">Item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4.8cm" svg:height="3.4cm" svg:x="16.8cm" svg:y="9.4cm">
          <text:p text:style-name="P2"><text:span text:style-name="T1">Bidding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6.9cm" svg:y1="8.2cm" svg:x2="9.9cm" svg:y2="8.2cm">
          <text:p/>
        </draw:line>
        <draw:line draw:style-name="gr5" draw:text-style-name="P3" draw:layer="layout" svg:x1="15.1cm" svg:y1="6cm" svg:x2="16.5cm" svg:y2="5.1cm">
          <text:p/>
        </draw:line>
        <draw:line draw:style-name="gr5" draw:text-style-name="P3" draw:layer="layout" svg:x1="15.2cm" svg:y1="9.7cm" svg:x2="16.5cm" svg:y2="10.8cm">
          <text:p/>
        </draw:line>
        <draw:frame draw:style-name="gr13" draw:text-style-name="P3" draw:layer="layout" svg:width="5.632cm" svg:height="4.224cm" svg:x="16.468cm" svg:y="8.7cm">
          <draw:image xlink:href="Pictures/1000020100000280000001E03B94C67671BC409C.png" xlink:type="simple" xlink:show="embed" xlink:actuate="onLoad">
            <text:p/>
          </draw:image>
        </draw:frame>
        <draw:frame draw:style-name="gr10" draw:text-style-name="P4" draw:layer="layout" svg:width="3.173cm" svg:height="0.962cm" svg:x="13.301cm" svg:y="3.7cm">
          <draw:text-box>
            <text:p>GET item</text:p>
          </draw:text-box>
        </draw:frame>
        <draw:frame draw:style-name="gr10" draw:text-style-name="P4" draw:layer="layout" svg:width="4.79cm" svg:height="0.962cm" svg:x="11.71cm" svg:y="11.438cm">
          <draw:text-box>
            <text:p>GET bidHistory</text:p>
          </draw:text-box>
        </draw:frame>
      </draw:page>
      <draw:page draw:name="page11" draw:style-name="dp1" draw:master-page-name="Default">
        <draw:custom-shape draw:style-name="gr7" draw:text-style-name="P5" draw:layer="layout" svg:width="4.2cm" svg:height="6cm" svg:x="10.6cm" svg:y="4.9cm">
          <text:p text:style-name="P2"><text:span text:style-name="T1">Web</text:span><text:span text:style-name="T1"><text:line-break/></text:span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8cm" svg:height="3.4cm" svg:x="16.7cm" svg:y="3cm">
          <text:p text:style-name="P2"><text:span text:style-name="T1">Item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4.8cm" svg:height="3.4cm" svg:x="16.8cm" svg:y="9.4cm">
          <text:p text:style-name="P2"><text:span text:style-name="T1">Bidding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6.9cm" svg:y1="8.2cm" svg:x2="9.9cm" svg:y2="8.2cm">
          <text:p/>
        </draw:line>
        <draw:line draw:style-name="gr5" draw:text-style-name="P3" draw:layer="layout" svg:x1="15.1cm" svg:y1="6cm" svg:x2="16.5cm" svg:y2="5.1cm">
          <text:p/>
        </draw:line>
        <draw:line draw:style-name="gr15" draw:text-style-name="P3" draw:layer="layout" svg:x1="15.2cm" svg:y1="9.7cm" svg:x2="15.6cm" svg:y2="10.1cm">
          <text:p/>
        </draw:line>
        <draw:frame draw:style-name="gr13" draw:text-style-name="P3" draw:layer="layout" svg:width="5.632cm" svg:height="4.224cm" svg:x="16.468cm" svg:y="8.7cm">
          <draw:image xlink:href="Pictures/1000020100000280000001E03B94C67671BC409C.png" xlink:type="simple" xlink:show="embed" xlink:actuate="onLoad">
            <text:p/>
          </draw:image>
        </draw:frame>
        <draw:line draw:style-name="gr15" draw:text-style-name="P3" draw:layer="layout" svg:x1="15.6cm" svg:y1="10.1cm" svg:x2="16.3cm" svg:y2="10.3cm">
          <text:p/>
        </draw:line>
        <draw:line draw:style-name="gr15" draw:text-style-name="P3" draw:layer="layout" svg:x1="16cm" svg:y1="10.6cm" svg:x2="16.4cm" svg:y2="11cm">
          <text:p/>
        </draw:line>
        <draw:frame draw:style-name="gr10" draw:text-style-name="P4" draw:layer="layout" svg:width="3.173cm" svg:height="0.962cm" svg:x="13.301cm" svg:y="3.7cm">
          <draw:text-box>
            <text:p>GET item</text:p>
          </draw:text-box>
        </draw:frame>
        <draw:frame draw:style-name="gr10" draw:text-style-name="P4" draw:layer="layout" svg:width="4.79cm" svg:height="0.962cm" svg:x="11.71cm" svg:y="11.438cm">
          <draw:text-box>
            <text:p>GET bidHistory</text:p>
          </draw:text-box>
        </draw:frame>
      </draw:page>
      <draw:page draw:name="page12" draw:style-name="dp1" draw:master-page-name="Default">
        <draw:custom-shape draw:style-name="gr7" draw:text-style-name="P5" draw:layer="layout" svg:width="4.2cm" svg:height="6cm" svg:x="10.6cm" svg:y="4.9cm">
          <text:p text:style-name="P2"><text:span text:style-name="T1">Web</text:span><text:span text:style-name="T1"><text:line-break/></text:span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8cm" svg:height="3.4cm" svg:x="16.7cm" svg:y="3cm">
          <text:p text:style-name="P2"><text:span text:style-name="T1">Item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4.8cm" svg:height="3.4cm" svg:x="16.8cm" svg:y="9.4cm">
          <text:p text:style-name="P2"><text:span text:style-name="T1">Bidding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6.9cm" svg:y1="8.2cm" svg:x2="9.9cm" svg:y2="8.2cm">
          <text:p/>
        </draw:line>
        <draw:line draw:style-name="gr5" draw:text-style-name="P3" draw:layer="layout" svg:x1="15.1cm" svg:y1="6cm" svg:x2="16.5cm" svg:y2="5.1cm">
          <text:p/>
        </draw:line>
        <draw:line draw:style-name="gr15" draw:text-style-name="P3" draw:layer="layout" svg:x1="15.2cm" svg:y1="9.7cm" svg:x2="15.6cm" svg:y2="10.1cm">
          <text:p/>
        </draw:line>
        <draw:frame draw:style-name="gr13" draw:text-style-name="P3" draw:layer="layout" svg:width="5.632cm" svg:height="4.224cm" svg:x="16.468cm" svg:y="8.7cm">
          <draw:image xlink:href="Pictures/1000020100000280000001E03B94C67671BC409C.png" xlink:type="simple" xlink:show="embed" xlink:actuate="onLoad">
            <text:p/>
          </draw:image>
        </draw:frame>
        <draw:line draw:style-name="gr15" draw:text-style-name="P3" draw:layer="layout" svg:x1="15.6cm" svg:y1="10.1cm" svg:x2="16.3cm" svg:y2="10.3cm">
          <text:p/>
        </draw:line>
        <draw:line draw:style-name="gr15" draw:text-style-name="P3" draw:layer="layout" svg:x1="16cm" svg:y1="10.6cm" svg:x2="16.4cm" svg:y2="11cm">
          <text:p/>
        </draw:line>
        <draw:frame draw:style-name="gr13" draw:text-style-name="P3" draw:layer="layout" svg:width="4.137cm" svg:height="4.979cm" svg:x="10.663cm" svg:y="5.1cm">
          <draw:image xlink:href="Pictures/100002010000022B0000029C17756301F804F37C.png" xlink:type="simple" xlink:show="embed" xlink:actuate="onLoad">
            <text:p/>
          </draw:image>
        </draw:frame>
        <draw:frame draw:style-name="gr10" draw:text-style-name="P4" draw:layer="layout" svg:width="3.173cm" svg:height="0.962cm" svg:x="13.301cm" svg:y="3.7cm">
          <draw:text-box>
            <text:p>GET item</text:p>
          </draw:text-box>
        </draw:frame>
        <draw:frame draw:style-name="gr10" draw:text-style-name="P4" draw:layer="layout" svg:width="4.79cm" svg:height="0.962cm" svg:x="11.71cm" svg:y="11.438cm">
          <draw:text-box>
            <text:p>GET bidHistory</text:p>
          </draw:text-box>
        </draw:frame>
      </draw:page>
      <draw:page draw:name="page13" draw:style-name="dp1" draw:master-page-name="Default">
        <draw:custom-shape draw:style-name="gr7" draw:text-style-name="P5" draw:layer="layout" svg:width="4.2cm" svg:height="6cm" svg:x="10.6cm" svg:y="4.9cm">
          <text:p text:style-name="P2"><text:span text:style-name="T1">Web</text:span><text:span text:style-name="T1"><text:line-break/></text:span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8cm" svg:height="3.4cm" svg:x="16.7cm" svg:y="3cm">
          <text:p text:style-name="P2"><text:span text:style-name="T1">Item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4.8cm" svg:height="3.4cm" svg:x="16.8cm" svg:y="9.4cm">
          <text:p text:style-name="P2"><text:span text:style-name="T1">Bidding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3" draw:layer="layout" svg:x1="6.9cm" svg:y1="8.2cm" svg:x2="9.9cm" svg:y2="8.2cm">
          <text:p/>
        </draw:line>
        <draw:line draw:style-name="gr5" draw:text-style-name="P3" draw:layer="layout" svg:x1="15.1cm" svg:y1="6cm" svg:x2="16.5cm" svg:y2="5.1cm">
          <text:p/>
        </draw:line>
        <draw:line draw:style-name="gr15" draw:text-style-name="P3" draw:layer="layout" svg:x1="15.2cm" svg:y1="9.7cm" svg:x2="15.6cm" svg:y2="10.1cm">
          <text:p/>
        </draw:line>
        <draw:frame draw:style-name="gr13" draw:text-style-name="P3" draw:layer="layout" svg:width="5.632cm" svg:height="4.224cm" svg:x="16.468cm" svg:y="8.7cm">
          <draw:image xlink:href="Pictures/1000020100000280000001E03B94C67671BC409C.png" xlink:type="simple" xlink:show="embed" xlink:actuate="onLoad">
            <text:p/>
          </draw:image>
        </draw:frame>
        <draw:line draw:style-name="gr15" draw:text-style-name="P3" draw:layer="layout" svg:x1="15.6cm" svg:y1="10.1cm" svg:x2="16.3cm" svg:y2="10.3cm">
          <text:p/>
        </draw:line>
        <draw:line draw:style-name="gr15" draw:text-style-name="P3" draw:layer="layout" svg:x1="16cm" svg:y1="10.6cm" svg:x2="16.4cm" svg:y2="11cm">
          <text:p/>
        </draw:line>
        <draw:frame draw:style-name="gr13" draw:text-style-name="P3" draw:layer="layout" svg:width="4.137cm" svg:height="4.979cm" svg:x="10.663cm" svg:y="5.1cm">
          <draw:image xlink:href="Pictures/100002010000022B0000029C9A2FE2A62BEA9FC2.png" xlink:type="simple" xlink:show="embed" xlink:actuate="onLoad">
            <text:p/>
          </draw:image>
        </draw:frame>
        <draw:custom-shape draw:style-name="gr1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0" draw:text-style-name="P4" draw:layer="layout" svg:width="3.173cm" svg:height="0.962cm" svg:x="13.301cm" svg:y="3.7cm">
          <draw:text-box>
            <text:p>GET item</text:p>
          </draw:text-box>
        </draw:frame>
        <draw:frame draw:style-name="gr10" draw:text-style-name="P4" draw:layer="layout" svg:width="4.79cm" svg:height="0.962cm" svg:x="11.71cm" svg:y="11.438cm">
          <draw:text-box>
            <text:p>GET bidHistory</text:p>
          </draw:text-box>
        </draw:frame>
      </draw:page>
      <draw:page draw:name="page14" draw:style-name="dp1" draw:master-page-name="Default">
        <draw:custom-shape draw:style-name="gr7" draw:text-style-name="P5" draw:layer="layout" svg:width="4.2cm" svg:height="6cm" svg:x="10.6cm" svg:y="4.9cm">
          <text:p text:style-name="P2"><text:span text:style-name="T1">Web</text:span><text:span text:style-name="T1"><text:line-break/></text:span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8cm" svg:height="3.4cm" svg:x="16.7cm" svg:y="3cm">
          <text:p text:style-name="P2"><text:span text:style-name="T1">Item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4.8cm" svg:height="3.4cm" svg:x="16.8cm" svg:y="9.4cm">
          <text:p text:style-name="P2"><text:span text:style-name="T1">Bidding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6.9cm" svg:y1="8.2cm" svg:x2="9.9cm" svg:y2="8.2cm">
          <text:p/>
        </draw:line>
        <draw:line draw:style-name="gr5" draw:text-style-name="P3" draw:layer="layout" svg:x1="15.1cm" svg:y1="6cm" svg:x2="16.5cm" svg:y2="5.1cm">
          <text:p/>
        </draw:line>
        <draw:line draw:style-name="gr15" draw:text-style-name="P3" draw:layer="layout" svg:x1="15.2cm" svg:y1="9.7cm" svg:x2="15.6cm" svg:y2="10.1cm">
          <text:p/>
        </draw:line>
        <draw:frame draw:style-name="gr13" draw:text-style-name="P3" draw:layer="layout" svg:width="5.632cm" svg:height="4.224cm" svg:x="16.468cm" svg:y="8.7cm">
          <draw:image xlink:href="Pictures/1000020100000280000001E03B94C67671BC409C.png" xlink:type="simple" xlink:show="embed" xlink:actuate="onLoad">
            <text:p/>
          </draw:image>
        </draw:frame>
        <draw:line draw:style-name="gr15" draw:text-style-name="P3" draw:layer="layout" svg:x1="15.6cm" svg:y1="10.1cm" svg:x2="16.3cm" svg:y2="10.3cm">
          <text:p/>
        </draw:line>
        <draw:line draw:style-name="gr15" draw:text-style-name="P3" draw:layer="layout" svg:x1="16cm" svg:y1="10.6cm" svg:x2="16.4cm" svg:y2="11cm">
          <text:p/>
        </draw:line>
        <draw:frame draw:style-name="gr10" draw:text-style-name="P4" draw:layer="layout" svg:width="3.173cm" svg:height="0.962cm" svg:x="13.301cm" svg:y="3.7cm">
          <draw:text-box>
            <text:p>GET item</text:p>
          </draw:text-box>
        </draw:frame>
        <draw:frame draw:style-name="gr10" draw:text-style-name="P4" draw:layer="layout" svg:width="4.79cm" svg:height="0.962cm" svg:x="11.71cm" svg:y="11.438cm">
          <draw:text-box>
            <text:p>GET bidHistory</text:p>
          </draw:text-box>
        </draw:frame>
      </draw:page>
      <draw:page draw:name="page15" draw:style-name="dp1" draw:master-page-name="Default">
        <draw:custom-shape draw:style-name="gr7" draw:text-style-name="P5" draw:layer="layout" svg:width="4.2cm" svg:height="6cm" svg:x="10.6cm" svg:y="4.9cm">
          <text:p text:style-name="P2"><text:span text:style-name="T1">Web</text:span><text:span text:style-name="T1"><text:line-break/></text:span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8cm" svg:height="3.4cm" svg:x="16.7cm" svg:y="3cm">
          <text:p text:style-name="P2"><text:span text:style-name="T1">Item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4.8cm" svg:height="3.4cm" svg:x="16.8cm" svg:y="9.4cm">
          <text:p text:style-name="P2"><text:span text:style-name="T1">Bidding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6.9cm" svg:y1="8.2cm" svg:x2="9.9cm" svg:y2="8.2cm">
          <text:p/>
        </draw:line>
        <draw:line draw:style-name="gr5" draw:text-style-name="P3" draw:layer="layout" svg:x1="15.1cm" svg:y1="6cm" svg:x2="16.5cm" svg:y2="5.1cm">
          <text:p/>
        </draw:line>
        <draw:line draw:style-name="gr15" draw:text-style-name="P3" draw:layer="layout" svg:x1="15.2cm" svg:y1="9.7cm" svg:x2="15.6cm" svg:y2="10.1cm">
          <text:p/>
        </draw:line>
        <draw:frame draw:style-name="gr13" draw:text-style-name="P3" draw:layer="layout" svg:width="5.632cm" svg:height="4.224cm" svg:x="16.468cm" svg:y="8.7cm">
          <draw:image xlink:href="Pictures/1000020100000280000001E03B94C67671BC409C.png" xlink:type="simple" xlink:show="embed" xlink:actuate="onLoad">
            <text:p/>
          </draw:image>
        </draw:frame>
        <draw:line draw:style-name="gr15" draw:text-style-name="P3" draw:layer="layout" svg:x1="15.6cm" svg:y1="10.1cm" svg:x2="16.3cm" svg:y2="10.3cm">
          <text:p/>
        </draw:line>
        <draw:line draw:style-name="gr15" draw:text-style-name="P3" draw:layer="layout" svg:x1="16cm" svg:y1="10.6cm" svg:x2="16.4cm" svg:y2="11cm">
          <text:p/>
        </draw:line>
        <draw:frame draw:style-name="gr10" draw:text-style-name="P4" draw:layer="layout" svg:width="3.173cm" svg:height="0.962cm" svg:x="13.301cm" svg:y="3.7cm">
          <draw:text-box>
            <text:p>GET item</text:p>
          </draw:text-box>
        </draw:frame>
        <draw:frame draw:style-name="gr10" draw:text-style-name="P4" draw:layer="layout" svg:width="4.79cm" svg:height="0.962cm" svg:x="11.71cm" svg:y="11.438cm">
          <draw:text-box>
            <text:p>GET bidHistory</text:p>
          </draw:text-box>
        </draw:frame>
        <draw:frame draw:style-name="gr13" draw:text-style-name="P3" draw:layer="layout" svg:width="2.399cm" svg:height="2.5cm" svg:x="13.5cm" svg:y="4.1cm">
          <draw:image xlink:href="Pictures/100002010000023A000002520DB4EE6FB82550D9.png" xlink:type="simple" xlink:show="embed" xlink:actuate="onLoad">
            <text:p/>
          </draw:image>
        </draw:frame>
      </draw:page>
      <draw:page draw:name="page16" draw:style-name="dp1" draw:master-page-name="Default">
        <draw:custom-shape draw:style-name="gr7" draw:text-style-name="P5" draw:layer="layout" svg:width="4.2cm" svg:height="6cm" svg:x="10.6cm" svg:y="4.9cm">
          <text:p text:style-name="P2"><text:span text:style-name="T1">Web</text:span><text:span text:style-name="T1"><text:line-break/></text:span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8cm" svg:height="3.4cm" svg:x="16.7cm" svg:y="3cm">
          <text:p text:style-name="P2"><text:span text:style-name="T1">Item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4.8cm" svg:height="3.4cm" svg:x="16.8cm" svg:y="9.4cm">
          <text:p text:style-name="P2"><text:span text:style-name="T1">Bidding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6.9cm" svg:y1="8.2cm" svg:x2="9.9cm" svg:y2="8.2cm">
          <text:p/>
        </draw:line>
      </draw:page>
      <draw:page draw:name="page17" draw:style-name="dp1" draw:master-page-name="Default">
        <draw:custom-shape draw:style-name="gr7" draw:text-style-name="P5" draw:layer="layout" svg:width="4.2cm" svg:height="6cm" svg:x="10.6cm" svg:y="4.9cm">
          <text:p text:style-name="P2"><text:span text:style-name="T1">Web</text:span><text:span text:style-name="T1"><text:line-break/></text:span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8cm" svg:height="3.4cm" svg:x="16.7cm" svg:y="3cm">
          <text:p text:style-name="P2"><text:span text:style-name="T1">Item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4.8cm" svg:height="3.4cm" svg:x="16.8cm" svg:y="9.4cm">
          <text:p text:style-name="P2"><text:span text:style-name="T1">Bidding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6.9cm" svg:y1="8.2cm" svg:x2="9.9cm" svg:y2="8.2cm">
          <text:p/>
        </draw:line>
        <draw:line draw:style-name="gr5" draw:text-style-name="P3" draw:layer="layout" svg:x1="15.1cm" svg:y1="6cm" svg:x2="16.5cm" svg:y2="5.1cm">
          <text:p/>
        </draw:line>
        <draw:frame draw:style-name="gr10" draw:text-style-name="P4" draw:layer="layout" svg:width="5.747cm" svg:height="0.962cm" svg:x="11cm" svg:y="3.6cm">
          <draw:text-box>
            <text:p>POST startAuction</text:p>
          </draw:text-box>
        </draw:frame>
      </draw:page>
      <draw:page draw:name="page18" draw:style-name="dp1" draw:master-page-name="Default">
        <draw:custom-shape draw:style-name="gr7" draw:text-style-name="P5" draw:layer="layout" svg:width="4.2cm" svg:height="6cm" svg:x="10.6cm" svg:y="4.9cm">
          <text:p text:style-name="P2"><text:span text:style-name="T1">Web</text:span><text:span text:style-name="T1"><text:line-break/></text:span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8cm" svg:height="3.4cm" svg:x="16.7cm" svg:y="3cm">
          <text:p text:style-name="P2"><text:span text:style-name="T1">Item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4.8cm" svg:height="3.4cm" svg:x="16.8cm" svg:y="9.4cm">
          <text:p text:style-name="P2"><text:span text:style-name="T1">Bidding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6.9cm" svg:y1="8.2cm" svg:x2="9.9cm" svg:y2="8.2cm">
          <text:p/>
        </draw:line>
        <draw:line draw:style-name="gr5" draw:text-style-name="P3" draw:layer="layout" svg:x1="15.1cm" svg:y1="6cm" svg:x2="16.5cm" svg:y2="5.1cm">
          <text:p/>
        </draw:line>
        <draw:line draw:style-name="gr5" draw:text-style-name="P3" draw:layer="layout" svg:x1="19.1cm" svg:y1="6.6cm" svg:x2="19.1cm" svg:y2="9.2cm">
          <text:p/>
        </draw:line>
        <draw:frame draw:style-name="gr10" draw:text-style-name="P4" draw:layer="layout" svg:width="5.747cm" svg:height="0.962cm" svg:x="11.001cm" svg:y="3.6cm">
          <draw:text-box>
            <text:p>POST startAuction</text:p>
          </draw:text-box>
        </draw:frame>
        <draw:frame draw:style-name="gr16" draw:text-style-name="P4" draw:layer="layout" svg:width="3.851cm" svg:height="1.673cm" svg:x="19.649cm" svg:y="7.127cm">
          <draw:text-box>
            <text:p>POST</text:p>
            <text:p>startAuction</text:p>
          </draw:text-box>
        </draw:frame>
      </draw:page>
      <draw:page draw:name="page19" draw:style-name="dp1" draw:master-page-name="Default">
        <draw:custom-shape draw:style-name="gr7" draw:text-style-name="P5" draw:layer="layout" svg:width="4.2cm" svg:height="6cm" svg:x="10.6cm" svg:y="4.9cm">
          <text:p text:style-name="P2"><text:span text:style-name="T1">Web</text:span><text:span text:style-name="T1"><text:line-break/></text:span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8cm" svg:height="3.4cm" svg:x="16.7cm" svg:y="3cm">
          <text:p text:style-name="P2"><text:span text:style-name="T1">Item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4.8cm" svg:height="3.4cm" svg:x="16.8cm" svg:y="9.4cm">
          <text:p text:style-name="P2"><text:span text:style-name="T1">Bidding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6.9cm" svg:y1="8.2cm" svg:x2="9.9cm" svg:y2="8.2cm">
          <text:p/>
        </draw:line>
        <draw:line draw:style-name="gr5" draw:text-style-name="P3" draw:layer="layout" svg:x1="15.1cm" svg:y1="6cm" svg:x2="16.5cm" svg:y2="5.1cm">
          <text:p/>
        </draw:line>
        <draw:line draw:style-name="gr5" draw:text-style-name="P3" draw:layer="layout" svg:x1="19.1cm" svg:y1="6.6cm" svg:x2="19.1cm" svg:y2="9.2cm">
          <text:p/>
        </draw:line>
        <draw:frame draw:style-name="gr10" draw:text-style-name="P4" draw:layer="layout" svg:width="5.747cm" svg:height="0.962cm" svg:x="11.001cm" svg:y="3.6cm">
          <draw:text-box>
            <text:p>POST startAuction</text:p>
          </draw:text-box>
        </draw:frame>
        <draw:frame draw:style-name="gr16" draw:text-style-name="P4" draw:layer="layout" svg:width="3.851cm" svg:height="1.673cm" svg:x="19.65cm" svg:y="7.128cm">
          <draw:text-box>
            <text:p>POST</text:p>
            <text:p>startAuction</text:p>
          </draw:text-box>
        </draw:frame>
        <draw:frame draw:style-name="gr13" draw:text-style-name="P3" draw:layer="layout" svg:width="4.137cm" svg:height="4.979cm" svg:x="17.2cm" svg:y="7.521cm">
          <draw:image xlink:href="Pictures/100002010000022B0000029C1992CE65DC96C0DB.png" xlink:type="simple" xlink:show="embed" xlink:actuate="onLoad">
            <text:p/>
          </draw:image>
        </draw:frame>
      </draw:page>
      <draw:page draw:name="page20" draw:style-name="dp1" draw:master-page-name="Default">
        <draw:custom-shape draw:style-name="gr7" draw:text-style-name="P5" draw:layer="layout" svg:width="4.2cm" svg:height="6cm" svg:x="10.6cm" svg:y="4.9cm">
          <text:p text:style-name="P2"><text:span text:style-name="T1">Web</text:span><text:span text:style-name="T1"><text:line-break/></text:span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8cm" svg:height="3.4cm" svg:x="16.7cm" svg:y="3cm">
          <text:p text:style-name="P2"><text:span text:style-name="T1">Item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4.8cm" svg:height="3.4cm" svg:x="16.8cm" svg:y="9.4cm">
          <text:p text:style-name="P2"><text:span text:style-name="T1">Bidding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6.9cm" svg:y1="8.2cm" svg:x2="9.9cm" svg:y2="8.2cm">
          <text:p/>
        </draw:line>
        <draw:line draw:style-name="gr5" draw:text-style-name="P3" draw:layer="layout" svg:x1="15.1cm" svg:y1="6cm" svg:x2="16.5cm" svg:y2="5.1cm">
          <text:p/>
        </draw:line>
        <draw:line draw:style-name="gr5" draw:text-style-name="P3" draw:layer="layout" svg:x1="19.1cm" svg:y1="6.6cm" svg:x2="19.1cm" svg:y2="9.2cm">
          <text:p/>
        </draw:line>
        <draw:frame draw:style-name="gr13" draw:text-style-name="P3" draw:layer="layout" svg:width="6.2cm" svg:height="6.2cm" svg:x="15.8cm" svg:y="2cm">
          <draw:image xlink:href="Pictures/100002010000096000000960BE5DA48AA69A17C0.png" xlink:type="simple" xlink:show="embed" xlink:actuate="onLoad">
            <text:p/>
          </draw:image>
        </draw:frame>
        <draw:frame draw:style-name="gr10" draw:text-style-name="P4" draw:layer="layout" svg:width="5.747cm" svg:height="0.962cm" svg:x="11.001cm" svg:y="3.6cm">
          <draw:text-box>
            <text:p>POST startAuction</text:p>
          </draw:text-box>
        </draw:frame>
        <draw:frame draw:style-name="gr16" draw:text-style-name="P4" draw:layer="layout" svg:width="3.851cm" svg:height="1.673cm" svg:x="19.651cm" svg:y="7.129cm">
          <draw:text-box>
            <text:p>POST</text:p>
            <text:p>startAuction</text:p>
          </draw:text-box>
        </draw:frame>
        <draw:frame draw:style-name="gr13" draw:text-style-name="P3" draw:layer="layout" svg:width="4.137cm" svg:height="4.979cm" svg:x="17.2cm" svg:y="7.521cm">
          <draw:image xlink:href="Pictures/100002010000022B0000029C4D4CB3D280C1056F.png" xlink:type="simple" xlink:show="embed" xlink:actuate="onLoad">
            <text:p/>
          </draw:image>
        </draw:frame>
      </draw:page>
      <draw:page draw:name="page21" draw:style-name="dp1" draw:master-page-name="Default">
        <draw:custom-shape draw:style-name="gr7" draw:text-style-name="P5" draw:layer="layout" svg:width="4.2cm" svg:height="6cm" svg:x="10.6cm" svg:y="4.9cm">
          <text:p text:style-name="P2"><text:span text:style-name="T1">Web</text:span><text:span text:style-name="T1"><text:line-break/></text:span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8cm" svg:height="3.4cm" svg:x="16.7cm" svg:y="3cm">
          <text:p text:style-name="P2"><text:span text:style-name="T1">Item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4.8cm" svg:height="3.4cm" svg:x="16.8cm" svg:y="9.4cm">
          <text:p text:style-name="P2"><text:span text:style-name="T1">Bidding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6.9cm" svg:y1="8.2cm" svg:x2="9.9cm" svg:y2="8.2cm">
          <text:p/>
        </draw:line>
        <draw:line draw:style-name="gr5" draw:text-style-name="P3" draw:layer="layout" svg:x1="19.1cm" svg:y1="6.6cm" svg:x2="19.1cm" svg:y2="9.2cm">
          <text:p/>
        </draw:line>
        <draw:frame draw:style-name="gr13" draw:text-style-name="P3" draw:layer="layout" svg:width="6.2cm" svg:height="6.2cm" svg:x="15.8cm" svg:y="2cm">
          <draw:image xlink:href="Pictures/100002010000096000000960BE5DA48AA69A17C0.png" xlink:type="simple" xlink:show="embed" xlink:actuate="onLoad">
            <text:p/>
          </draw:image>
        </draw:frame>
      </draw:page>
      <draw:page draw:name="page22" draw:style-name="dp1" draw:master-page-name="Default">
        <draw:custom-shape draw:style-name="gr7" draw:text-style-name="P5" draw:layer="layout" svg:width="4.2cm" svg:height="6cm" svg:x="10.6cm" svg:y="4.9cm">
          <text:p text:style-name="P2"><text:span text:style-name="T1">Web</text:span><text:span text:style-name="T1"><text:line-break/></text:span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8cm" svg:height="3.4cm" svg:x="16.7cm" svg:y="3cm">
          <text:p text:style-name="P2"><text:span text:style-name="T1">Item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4.8cm" svg:height="3.4cm" svg:x="16.8cm" svg:y="9.4cm">
          <text:p text:style-name="P2"><text:span text:style-name="T1">Bidding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6.9cm" svg:y1="8.2cm" svg:x2="9.9cm" svg:y2="8.2cm">
          <text:p/>
        </draw:line>
        <draw:frame draw:style-name="gr13" draw:text-style-name="P3" draw:layer="layout" svg:width="6.2cm" svg:height="6.2cm" svg:x="15.8cm" svg:y="2cm">
          <draw:image xlink:href="Pictures/100002010000096000000960BE5DA48AA69A17C0.png" xlink:type="simple" xlink:show="embed" xlink:actuate="onLoad">
            <text:p/>
          </draw:image>
        </draw:frame>
        <draw:line draw:style-name="gr5" draw:text-style-name="P3" draw:layer="layout" svg:x1="15.2cm" svg:y1="9.7cm" svg:x2="16.5cm" svg:y2="10.8cm">
          <text:p/>
        </draw:line>
        <draw:frame draw:style-name="gr17" draw:text-style-name="P4" draw:layer="layout" svg:width="3.8cm" svg:height="1.373cm" svg:x="12.3cm" svg:y="11.4cm">
          <draw:text-box>
            <text:p>POST bid</text:p>
          </draw:text-box>
        </draw:frame>
      </draw:page>
      <draw:page draw:name="page23" draw:style-name="dp1" draw:master-page-name="Default">
        <draw:custom-shape draw:style-name="gr7" draw:text-style-name="P5" draw:layer="layout" svg:width="4.2cm" svg:height="6cm" svg:x="10.6cm" svg:y="4.9cm">
          <text:p text:style-name="P2"><text:span text:style-name="T1">Web</text:span><text:span text:style-name="T1"><text:line-break/></text:span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8cm" svg:height="3.4cm" svg:x="16.7cm" svg:y="3cm">
          <text:p text:style-name="P2"><text:span text:style-name="T1">Item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4.8cm" svg:height="3.4cm" svg:x="16.8cm" svg:y="9.4cm">
          <text:p text:style-name="P2"><text:span text:style-name="T1">Bidding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3" draw:layer="layout" svg:x1="6.9cm" svg:y1="8.2cm" svg:x2="9.9cm" svg:y2="8.2cm">
          <text:p/>
        </draw:line>
        <draw:line draw:style-name="gr5" draw:text-style-name="P3" draw:layer="layout" svg:x1="19.1cm" svg:y1="6.6cm" svg:x2="19.1cm" svg:y2="9.2cm">
          <text:p/>
        </draw:line>
        <draw:frame draw:style-name="gr13" draw:text-style-name="P3" draw:layer="layout" svg:width="6.2cm" svg:height="6.2cm" svg:x="15.8cm" svg:y="2cm">
          <draw:image xlink:href="Pictures/100002010000096000000960BE5DA48AA69A17C0.png" xlink:type="simple" xlink:show="embed" xlink:actuate="onLoad">
            <text:p/>
          </draw:image>
        </draw:frame>
        <draw:frame draw:style-name="gr13" draw:text-style-name="P3" draw:layer="layout" svg:width="6.2cm" svg:height="6.2cm" svg:x="15.9cm" svg:y="8.3cm">
          <draw:image xlink:href="Pictures/100002010000096000000960BE5DA48AA69A17C0.png" xlink:type="simple" xlink:show="embed" xlink:actuate="onLoad">
            <text:p/>
          </draw:image>
        </draw:frame>
        <draw:line draw:style-name="gr5" draw:text-style-name="P3" draw:layer="layout" svg:x1="15.2cm" svg:y1="9.7cm" svg:x2="16.5cm" svg:y2="10.8cm">
          <text:p/>
        </draw:line>
        <draw:custom-shape draw:style-name="gr4" draw:text-style-name="P1" draw:layer="layout" svg:width="3.4cm" svg:height="3.2cm" svg:x="2.8cm" svg:y="6.60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7" draw:text-style-name="P4" draw:layer="layout" svg:width="3.8cm" svg:height="1.373cm" svg:x="12.3cm" svg:y="11.401cm">
          <draw:text-box>
            <text:p>POST bid</text:p>
          </draw:text-box>
        </draw:frame>
        <draw:frame draw:style-name="gr16" draw:text-style-name="P4" draw:layer="layout" svg:width="5cm" svg:height="1.673cm" svg:x="6cm" svg:y="9.427cm">
          <draw:text-box>
            <text:p>404 Not Found</text:p>
          </draw:text-box>
        </draw:frame>
      </draw:page>
      <draw:page draw:name="page24" draw:style-name="dp1" draw:master-page-name="Default">
        <draw:custom-shape draw:style-name="gr7" draw:text-style-name="P5" draw:layer="layout" svg:width="4.2cm" svg:height="6cm" svg:x="10.6cm" svg:y="4.9cm">
          <text:p text:style-name="P2"><text:span text:style-name="T1">Web</text:span><text:span text:style-name="T1"><text:line-break/></text:span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8cm" svg:height="3.4cm" svg:x="16.7cm" svg:y="3cm">
          <text:p text:style-name="P2"><text:span text:style-name="T1">Item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4.8cm" svg:height="3.4cm" svg:x="16.8cm" svg:y="9.4cm">
          <text:p text:style-name="P2"><text:span text:style-name="T1">Bidding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4798.1255857545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6.9cm" svg:y1="8.2cm" svg:x2="9.9cm" svg:y2="8.2cm">
          <text:p/>
        </draw:line>
        <draw:frame draw:style-name="gr13" draw:text-style-name="P3" draw:layer="layout" svg:width="6.2cm" svg:height="6.2cm" svg:x="15.8cm" svg:y="2cm">
          <draw:image xlink:href="Pictures/100002010000096000000960BE5DA48AA69A17C0.png" xlink:type="simple" xlink:show="embed" xlink:actuate="onLoad">
            <text:p/>
          </draw:image>
        </draw:frame>
        <draw:frame draw:style-name="gr13" draw:text-style-name="P3" draw:layer="layout" svg:width="6.2cm" svg:height="6.2cm" svg:x="15.9cm" svg:y="8.3cm">
          <draw:image xlink:href="Pictures/100002010000096000000960BE5DA48AA69A17C0.png" xlink:type="simple" xlink:show="embed" xlink:actuate="onLoad">
            <text:p/>
          </draw:image>
        </draw:frame>
        <draw:line draw:style-name="gr5" draw:text-style-name="P3" draw:layer="layout" svg:x1="15.2cm" svg:y1="9.7cm" svg:x2="16.5cm" svg:y2="10.8cm">
          <text:p/>
        </draw:line>
        <draw:frame draw:style-name="gr17" draw:text-style-name="P4" draw:layer="layout" svg:width="3.8cm" svg:height="1.373cm" svg:x="12.3cm" svg:y="11.402cm">
          <draw:text-box>
            <text:p>POST bid</text:p>
          </draw:text-box>
        </draw:frame>
        <draw:frame draw:style-name="gr16" draw:text-style-name="P4" draw:layer="layout" svg:width="5cm" svg:height="1.673cm" svg:x="6cm" svg:y="9.428cm">
          <draw:text-box>
            <text:p>404 Not Found</text:p>
          </draw:text-box>
        </draw:frame>
      </draw:page>
      <draw:page draw:name="page25" draw:style-name="dp1" draw:master-page-name="Default">
        <draw:custom-shape draw:style-name="gr7" draw:text-style-name="P5" draw:layer="layout" svg:width="4.2cm" svg:height="6cm" svg:x="10.6cm" svg:y="4.9cm">
          <text:p text:style-name="P2"><text:span text:style-name="T1">Web</text:span><text:span text:style-name="T1"><text:line-break/></text:span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8cm" svg:height="3.4cm" svg:x="16.7cm" svg:y="3cm">
          <text:p text:style-name="P2"><text:span text:style-name="T1">Item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4.8cm" svg:height="3.4cm" svg:x="16.8cm" svg:y="9.4cm">
          <text:p text:style-name="P2"><text:span text:style-name="T1">Bidding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6.9cm" svg:y1="8.2cm" svg:x2="9.9cm" svg:y2="8.2cm">
          <text:p/>
        </draw:line>
        <draw:line draw:style-name="gr5" draw:text-style-name="P3" draw:layer="layout" svg:x1="15.1cm" svg:y1="6cm" svg:x2="16.5cm" svg:y2="5.1cm">
          <text:p/>
        </draw:line>
        <draw:line draw:style-name="gr18" draw:text-style-name="P3" draw:layer="layout" svg:x1="19.1cm" svg:y1="6.6cm" svg:x2="19.1cm" svg:y2="9.2cm">
          <text:p/>
        </draw:line>
        <draw:frame draw:style-name="gr10" draw:text-style-name="P4" draw:layer="layout" svg:width="5.747cm" svg:height="0.962cm" svg:x="11.001cm" svg:y="3.6cm">
          <draw:text-box>
            <text:p>POST startAuction</text:p>
          </draw:text-box>
        </draw:frame>
        <draw:frame draw:style-name="gr16" draw:text-style-name="P4" draw:layer="layout" svg:width="5cm" svg:height="1.673cm" svg:x="19.3cm" svg:y="7.4cm">
          <draw:text-box>
            <text:p>auctionStarted</text:p>
          </draw:text-box>
        </draw:frame>
      </draw:page>
      <draw:page draw:name="page26" draw:style-name="dp1" draw:master-page-name="Default">
        <draw:custom-shape draw:style-name="gr7" draw:text-style-name="P5" draw:layer="layout" svg:width="4.2cm" svg:height="6cm" svg:x="10.6cm" svg:y="4.9cm">
          <text:p text:style-name="P2"><text:span text:style-name="T1">Web</text:span><text:span text:style-name="T1"><text:line-break/></text:span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8cm" svg:height="3.4cm" svg:x="16.7cm" svg:y="3cm">
          <text:p text:style-name="P2"><text:span text:style-name="T1">Item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4.8cm" svg:height="3.4cm" svg:x="16.8cm" svg:y="9.4cm">
          <text:p text:style-name="P2"><text:span text:style-name="T1">Bidding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6.9cm" svg:y1="8.2cm" svg:x2="9.9cm" svg:y2="8.2cm">
          <text:p/>
        </draw:line>
        <draw:line draw:style-name="gr5" draw:text-style-name="P3" draw:layer="layout" svg:x1="15.1cm" svg:y1="6cm" svg:x2="16.5cm" svg:y2="5.1cm">
          <text:p/>
        </draw:line>
        <draw:line draw:style-name="gr18" draw:text-style-name="P3" draw:layer="layout" svg:x1="19.1cm" svg:y1="6.6cm" svg:x2="19.1cm" svg:y2="9.2cm">
          <text:p/>
        </draw:line>
        <draw:frame draw:style-name="gr10" draw:text-style-name="P4" draw:layer="layout" svg:width="5.747cm" svg:height="0.962cm" svg:x="11.001cm" svg:y="3.6cm">
          <draw:text-box>
            <text:p>POST startAuction</text:p>
          </draw:text-box>
        </draw:frame>
        <draw:frame draw:style-name="gr16" draw:text-style-name="P4" draw:layer="layout" svg:width="5cm" svg:height="1.673cm" svg:x="19.3cm" svg:y="7.401cm">
          <draw:text-box>
            <text:p>auctionStarted</text:p>
          </draw:text-box>
        </draw:frame>
        <draw:frame draw:style-name="gr13" draw:text-style-name="P3" draw:layer="layout" svg:width="4.137cm" svg:height="4.979cm" svg:x="17.2cm" svg:y="7.521cm">
          <draw:image xlink:href="Pictures/100002010000022B0000029C5421AF0993A6CE1E.png" xlink:type="simple" xlink:show="embed" xlink:actuate="onLoad">
            <text:p/>
          </draw:image>
        </draw:frame>
      </draw:page>
      <draw:page draw:name="page27" draw:style-name="dp1" draw:master-page-name="Default">
        <draw:custom-shape draw:style-name="gr7" draw:text-style-name="P5" draw:layer="layout" svg:width="4.2cm" svg:height="6cm" svg:x="10.6cm" svg:y="4.9cm">
          <text:p text:style-name="P2"><text:span text:style-name="T1">Web</text:span><text:span text:style-name="T1"><text:line-break/></text:span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8cm" svg:height="3.4cm" svg:x="16.7cm" svg:y="3cm">
          <text:p text:style-name="P2"><text:span text:style-name="T1">Item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4.8cm" svg:height="3.4cm" svg:x="16.8cm" svg:y="9.4cm">
          <text:p text:style-name="P2"><text:span text:style-name="T1">Bidding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6.9cm" svg:y1="8.2cm" svg:x2="9.9cm" svg:y2="8.2cm">
          <text:p/>
        </draw:line>
        <draw:line draw:style-name="gr5" draw:text-style-name="P3" draw:layer="layout" svg:x1="15.1cm" svg:y1="6cm" svg:x2="16.5cm" svg:y2="5.1cm">
          <text:p/>
        </draw:line>
        <draw:line draw:style-name="gr18" draw:text-style-name="P3" draw:layer="layout" svg:x1="19.1cm" svg:y1="6.6cm" svg:x2="19.1cm" svg:y2="9.2cm">
          <text:p/>
        </draw:line>
        <draw:frame draw:style-name="gr13" draw:text-style-name="P3" draw:layer="layout" svg:width="2.399cm" svg:height="2.5cm" svg:x="20.2cm" svg:y="1.9cm">
          <draw:image xlink:href="Pictures/100002010000023A0000025234EF6A8DF49869C7.png" xlink:type="simple" xlink:show="embed" xlink:actuate="onLoad">
            <text:p/>
          </draw:image>
        </draw:frame>
        <draw:frame draw:style-name="gr10" draw:text-style-name="P4" draw:layer="layout" svg:width="5.747cm" svg:height="0.962cm" svg:x="11.001cm" svg:y="3.6cm">
          <draw:text-box>
            <text:p>POST startAuction</text:p>
          </draw:text-box>
        </draw:frame>
        <draw:frame draw:style-name="gr16" draw:text-style-name="P4" draw:layer="layout" svg:width="5cm" svg:height="1.673cm" svg:x="19.3cm" svg:y="7.401cm">
          <draw:text-box>
            <text:p>auctionStarted</text:p>
          </draw:text-box>
        </draw:frame>
        <draw:frame draw:style-name="gr13" draw:text-style-name="P3" draw:layer="layout" svg:width="4.137cm" svg:height="4.979cm" svg:x="17.2cm" svg:y="7.521cm">
          <draw:image xlink:href="Pictures/100002010000022B0000029C88771E08073FB2EE.png" xlink:type="simple" xlink:show="embed" xlink:actuate="onLoad">
            <text:p/>
          </draw:image>
        </draw:frame>
      </draw:page>
      <draw:page draw:name="page28" draw:style-name="dp1" draw:master-page-name="Default">
        <draw:custom-shape draw:style-name="gr7" draw:text-style-name="P5" draw:layer="layout" svg:width="4.2cm" svg:height="6cm" svg:x="10.6cm" svg:y="4.9cm">
          <text:p text:style-name="P2"><text:span text:style-name="T1">Web</text:span><text:span text:style-name="T1"><text:line-break/></text:span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8cm" svg:height="3.4cm" svg:x="16.7cm" svg:y="3cm">
          <text:p text:style-name="P2"><text:span text:style-name="T1">Item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4.8cm" svg:height="3.4cm" svg:x="16.8cm" svg:y="9.4cm">
          <text:p text:style-name="P2"><text:span text:style-name="T1">Bidding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6.9cm" svg:y1="8.2cm" svg:x2="9.9cm" svg:y2="8.2cm">
          <text:p/>
        </draw:line>
        <draw:line draw:style-name="gr18" draw:text-style-name="P3" draw:layer="layout" svg:x1="19.1cm" svg:y1="6.6cm" svg:x2="19.1cm" svg:y2="9.2cm">
          <text:p/>
        </draw:line>
        <draw:frame draw:style-name="gr13" draw:text-style-name="P3" draw:layer="layout" svg:width="2.399cm" svg:height="2.5cm" svg:x="20.2cm" svg:y="1.9cm">
          <draw:image xlink:href="Pictures/100002010000023A000002521C22E4D5A48F6F7F.png" xlink:type="simple" xlink:show="embed" xlink:actuate="onLoad">
            <text:p/>
          </draw:image>
        </draw:frame>
        <draw:frame draw:style-name="gr13" draw:text-style-name="P3" draw:layer="layout" svg:width="2.399cm" svg:height="2.5cm" svg:x="20.201cm" svg:y="8.2cm">
          <draw:image xlink:href="Pictures/100002010000023A0000025234EF6A8DF49869C7.png" xlink:type="simple" xlink:show="embed" xlink:actuate="onLoad">
            <text:p/>
          </draw:image>
        </draw:frame>
        <draw:line draw:style-name="gr5" draw:text-style-name="P3" draw:layer="layout" svg:x1="15.2cm" svg:y1="9.7cm" svg:x2="16.5cm" svg:y2="10.8cm">
          <text:p/>
        </draw:line>
        <draw:frame draw:style-name="gr17" draw:text-style-name="P4" draw:layer="layout" svg:width="3.8cm" svg:height="1.373cm" svg:x="12.3cm" svg:y="11.402cm">
          <draw:text-box>
            <text:p>POST bid</text:p>
          </draw:text-box>
        </draw:frame>
        <draw:frame draw:style-name="gr16" draw:text-style-name="P4" draw:layer="layout" svg:width="5cm" svg:height="1.673cm" svg:x="19.3cm" svg:y="7.401cm">
          <draw:text-box>
            <text:p>auctionStarted</text:p>
          </draw:text-box>
        </draw:frame>
      </draw:page>
      <draw:page draw:name="page29" draw:style-name="dp1" draw:master-page-name="Default">
        <draw:custom-shape draw:style-name="gr7" draw:text-style-name="P5" draw:layer="layout" svg:width="4.2cm" svg:height="6cm" svg:x="10.6cm" svg:y="4.9cm">
          <text:p text:style-name="P6"><text:span text:style-name="T1">Web</text:span><text:span text:style-name="T1"><text:line-break/></text:span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8cm" svg:height="3.4cm" svg:x="16.7cm" svg:y="3cm">
          <text:p text:style-name="P6"><text:span text:style-name="T1">Item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4.8cm" svg:height="3.4cm" svg:x="16.8cm" svg:y="9.4cm">
          <text:p text:style-name="P6"><text:span text:style-name="T1">Bidding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6.9cm" svg:y1="8.2cm" svg:x2="9.9cm" svg:y2="8.2cm">
          <text:p/>
        </draw:line>
        <draw:line draw:style-name="gr5" draw:text-style-name="P3" draw:layer="layout" svg:x1="15.1cm" svg:y1="6cm" svg:x2="16.5cm" svg:y2="5.1cm">
          <text:p/>
        </draw:line>
        <draw:line draw:style-name="gr15" draw:text-style-name="P3" draw:layer="layout" svg:x1="15.2cm" svg:y1="9.7cm" svg:x2="15.6cm" svg:y2="10.1cm">
          <text:p/>
        </draw:line>
        <draw:line draw:style-name="gr15" draw:text-style-name="P3" draw:layer="layout" svg:x1="15.6cm" svg:y1="10.1cm" svg:x2="16.3cm" svg:y2="10.3cm">
          <text:p/>
        </draw:line>
        <draw:line draw:style-name="gr15" draw:text-style-name="P3" draw:layer="layout" svg:x1="16cm" svg:y1="10.6cm" svg:x2="16.4cm" svg:y2="11cm">
          <text:p/>
        </draw:line>
        <draw:frame draw:style-name="gr13" draw:text-style-name="P3" draw:layer="layout" svg:width="4.137cm" svg:height="4.979cm" svg:x="17.263cm" svg:y="7.5cm">
          <draw:image xlink:href="Pictures/100002010000022B0000029C17756301F804F37C.png" xlink:type="simple" xlink:show="embed" xlink:actuate="onLoad">
            <text:p/>
          </draw:image>
        </draw:frame>
        <draw:frame draw:style-name="gr13" draw:text-style-name="P3" draw:layer="layout" svg:width="2.399cm" svg:height="2.5cm" svg:x="13.501cm" svg:y="4.1cm">
          <draw:image xlink:href="Pictures/100002010000023A000002520DB4EE6FB82550D9.png" xlink:type="simple" xlink:show="embed" xlink:actuate="onLoad">
            <text:p/>
          </draw:image>
        </draw:frame>
        <draw:frame draw:style-name="gr10" draw:text-style-name="P4" draw:layer="layout" svg:width="3.173cm" svg:height="0.962cm" svg:x="13.301cm" svg:y="3.7cm">
          <draw:text-box>
            <text:p>GET item</text:p>
          </draw:text-box>
        </draw:frame>
        <draw:frame draw:style-name="gr10" draw:text-style-name="P4" draw:layer="layout" svg:width="4.79cm" svg:height="0.962cm" svg:x="11.71cm" svg:y="11.438cm">
          <draw:text-box>
            <text:p>GET bidHistory</text:p>
          </draw:text-box>
        </draw:frame>
      </draw:page>
      <draw:page draw:name="page30" draw:style-name="dp1" draw:master-page-name="Default">
        <draw:custom-shape draw:style-name="gr7" draw:text-style-name="P5" draw:layer="layout" svg:width="4.2cm" svg:height="6cm" svg:x="10.6cm" svg:y="4.9cm">
          <text:p text:style-name="P6"><text:span text:style-name="T1">W</text:span><text:span text:style-name="T1">e</text:span><text:span text:style-name="T1">b</text:span><text:span text:style-name="T1"><text:line-break/></text:span><text:span text:style-name="T1">G</text:span><text:span text:style-name="T1">a</text:span><text:span text:style-name="T1">t</text:span><text:span text:style-name="T1">e</text:span><text:span text:style-name="T1">w</text:span><text:span text:style-name="T1">a</text:span><text:span text:style-name="T1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8cm" svg:height="3.4cm" svg:x="16.7cm" svg:y="3cm">
          <text:p text:style-name="P6"><text:span text:style-name="T1">Ite</text:span><text:span text:style-name="T1">m </text:span><text:span text:style-name="T1">Ser</text:span><text:span text:style-name="T1">vic</text:span><text:span text:style-name="T1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4.8cm" svg:height="3.4cm" svg:x="16.8cm" svg:y="9.4cm">
          <text:p text:style-name="P6"><text:span text:style-name="T1">Bidding </text:span><text:span text:style-name="T1">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6.9cm" svg:y1="8.2cm" svg:x2="9.9cm" svg:y2="8.2cm">
          <text:p/>
        </draw:line>
        <draw:line draw:style-name="gr5" draw:text-style-name="P3" draw:layer="layout" svg:x1="15.1cm" svg:y1="6cm" svg:x2="16.5cm" svg:y2="5.1cm">
          <text:p/>
        </draw:line>
        <draw:line draw:style-name="gr15" draw:text-style-name="P3" draw:layer="layout" svg:x1="15.2cm" svg:y1="9.7cm" svg:x2="15.6cm" svg:y2="10.1cm">
          <text:p/>
        </draw:line>
        <draw:line draw:style-name="gr15" draw:text-style-name="P3" draw:layer="layout" svg:x1="15.6cm" svg:y1="10.1cm" svg:x2="16.3cm" svg:y2="10.3cm">
          <text:p/>
        </draw:line>
        <draw:line draw:style-name="gr15" draw:text-style-name="P3" draw:layer="layout" svg:x1="16cm" svg:y1="10.6cm" svg:x2="16.4cm" svg:y2="11cm">
          <text:p/>
        </draw:line>
        <draw:frame draw:style-name="gr13" draw:text-style-name="P3" draw:layer="layout" svg:width="4.137cm" svg:height="4.979cm" svg:x="17.263cm" svg:y="7.5cm">
          <draw:image xlink:href="Pictures/100002010000022B0000029C17756301F804F37C.png" xlink:type="simple" xlink:show="embed" xlink:actuate="onLoad">
            <text:p/>
          </draw:image>
        </draw:frame>
        <draw:frame draw:style-name="gr13" draw:text-style-name="P3" draw:layer="layout" svg:width="2.399cm" svg:height="2.5cm" svg:x="13.501cm" svg:y="4.1cm">
          <draw:image xlink:href="Pictures/100002010000023A000002520DB4EE6FB82550D9.png" xlink:type="simple" xlink:show="embed" xlink:actuate="onLoad">
            <text:p/>
          </draw:image>
        </draw:frame>
        <draw:frame draw:style-name="gr13" draw:text-style-name="P3" draw:layer="layout" svg:width="6.2cm" svg:height="6.2cm" svg:x="1.4cm" svg:y="5.4cm">
          <draw:image xlink:href="Pictures/100002010000096000000960BE5DA48AA69A17C0.png" xlink:type="simple" xlink:show="embed" xlink:actuate="onLoad">
            <text:p/>
          </draw:image>
        </draw:frame>
        <draw:frame draw:style-name="gr10" draw:text-style-name="P4" draw:layer="layout" svg:width="3.173cm" svg:height="0.962cm" svg:x="13.301cm" svg:y="3.7cm">
          <draw:text-box>
            <text:p>GET item</text:p>
          </draw:text-box>
        </draw:frame>
        <draw:frame draw:style-name="gr10" draw:text-style-name="P4" draw:layer="layout" svg:width="4.79cm" svg:height="0.962cm" svg:x="11.71cm" svg:y="11.438cm">
          <draw:text-box>
            <text:p>GET bidHistory</text:p>
          </draw:text-box>
        </draw:frame>
        <draw:frame draw:style-name="gr10" draw:text-style-name="P4" draw:layer="layout" svg:width="3.004cm" svg:height="0.962cm" svg:x="7.3cm" svg:y="8.7cm">
          <draw:text-box>
            <text:p>Price: $0</text:p>
          </draw:text-box>
        </draw:frame>
      </draw:page>
      <draw:page draw:name="page31" draw:style-name="dp1" draw:master-page-name="Default">
        <draw:custom-shape draw:style-name="gr7" draw:text-style-name="P5" draw:layer="layout" svg:width="4.2cm" svg:height="6cm" svg:x="10.6cm" svg:y="4.9cm">
          <text:p text:style-name="P6"><text:span text:style-name="T1">Web</text:span><text:span text:style-name="T1"><text:line-break/></text:span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8cm" svg:height="3.4cm" svg:x="16.7cm" svg:y="3cm">
          <text:p text:style-name="P6"><text:span text:style-name="T1">Item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4.8cm" svg:height="3.4cm" svg:x="16.8cm" svg:y="9.4cm">
          <text:p text:style-name="P6"><text:span text:style-name="T1">Bidding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6.9cm" svg:y1="8.2cm" svg:x2="9.9cm" svg:y2="8.2cm">
          <text:p/>
        </draw:line>
        <draw:line draw:style-name="gr5" draw:text-style-name="P3" draw:layer="layout" svg:x1="15.2cm" svg:y1="9.7cm" svg:x2="16.5cm" svg:y2="10.8cm">
          <text:p/>
        </draw:line>
        <draw:frame draw:style-name="gr17" draw:text-style-name="P4" draw:layer="layout" svg:width="3.8cm" svg:height="1.373cm" svg:x="12.3cm" svg:y="11.403cm">
          <draw:text-box>
            <text:p>POST bid</text:p>
          </draw:text-box>
        </draw:frame>
      </draw:page>
      <draw:page draw:name="page32" draw:style-name="dp1" draw:master-page-name="Default">
        <draw:custom-shape draw:style-name="gr7" draw:text-style-name="P5" draw:layer="layout" svg:width="4.2cm" svg:height="6cm" svg:x="10.6cm" svg:y="4.9cm">
          <text:p text:style-name="P6"><text:span text:style-name="T1">Web</text:span><text:span text:style-name="T1"><text:line-break/></text:span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8cm" svg:height="3.4cm" svg:x="16.7cm" svg:y="3cm">
          <text:p text:style-name="P6"><text:span text:style-name="T1">Item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4.8cm" svg:height="3.4cm" svg:x="16.8cm" svg:y="9.4cm">
          <text:p text:style-name="P6"><text:span text:style-name="T1">Bidding </text:span><text:span text:style-name="T1">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6.9cm" svg:y1="8.2cm" svg:x2="9.9cm" svg:y2="8.2cm">
          <text:p/>
        </draw:line>
        <draw:line draw:style-name="gr5" draw:text-style-name="P3" draw:layer="layout" svg:x1="15.2cm" svg:y1="9.7cm" svg:x2="16.5cm" svg:y2="10.8cm">
          <text:p/>
        </draw:line>
        <draw:frame draw:style-name="gr17" draw:text-style-name="P4" draw:layer="layout" svg:width="3.8cm" svg:height="1.373cm" svg:x="12.3cm" svg:y="11.403cm">
          <draw:text-box>
            <text:p>POST bid</text:p>
          </draw:text-box>
        </draw:frame>
        <draw:line draw:style-name="gr19" draw:text-style-name="P3" draw:layer="layout" svg:x1="19.1cm" svg:y1="6.587cm" svg:x2="19.1cm" svg:y2="9.187cm">
          <text:p/>
        </draw:line>
        <draw:frame draw:style-name="gr16" draw:text-style-name="P4" draw:layer="layout" svg:width="4.4cm" svg:height="1.673cm" svg:x="19.5cm" svg:y="7.327cm">
          <draw:text-box>
            <text:p>priceUpdated</text:p>
          </draw:text-box>
        </draw:frame>
      </draw:page>
      <draw:page draw:name="page33" draw:style-name="dp1" draw:master-page-name="Default">
        <draw:custom-shape draw:style-name="gr7" draw:text-style-name="P5" draw:layer="layout" svg:width="4.2cm" svg:height="6cm" svg:x="10.6cm" svg:y="4.9cm">
          <text:p text:style-name="P6"><text:span text:style-name="T1">Web</text:span><text:span text:style-name="T1"><text:line-break/></text:span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8cm" svg:height="3.4cm" svg:x="16.7cm" svg:y="3cm">
          <text:p text:style-name="P6"><text:span text:style-name="T1">Ite</text:span><text:span text:style-name="T1">m </text:span><text:span text:style-name="T1">Ser</text:span><text:span text:style-name="T1">vic</text:span><text:span text:style-name="T1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4.8cm" svg:height="3.4cm" svg:x="16.8cm" svg:y="9.4cm">
          <text:p text:style-name="P6"><text:span text:style-name="T1">Bidding </text:span><text:span text:style-name="T1">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6.9cm" svg:y1="8.2cm" svg:x2="9.9cm" svg:y2="8.2cm">
          <text:p/>
        </draw:line>
        <draw:line draw:style-name="gr5" draw:text-style-name="P3" draw:layer="layout" svg:x1="15.1cm" svg:y1="6cm" svg:x2="16.5cm" svg:y2="5.1cm">
          <text:p/>
        </draw:line>
        <draw:line draw:style-name="gr15" draw:text-style-name="P3" draw:layer="layout" svg:x1="15.2cm" svg:y1="9.7cm" svg:x2="15.6cm" svg:y2="10.1cm">
          <text:p/>
        </draw:line>
        <draw:line draw:style-name="gr15" draw:text-style-name="P3" draw:layer="layout" svg:x1="15.6cm" svg:y1="10.1cm" svg:x2="16.3cm" svg:y2="10.3cm">
          <text:p/>
        </draw:line>
        <draw:line draw:style-name="gr15" draw:text-style-name="P3" draw:layer="layout" svg:x1="16cm" svg:y1="10.6cm" svg:x2="16.4cm" svg:y2="11cm">
          <text:p/>
        </draw:line>
        <draw:frame draw:style-name="gr13" draw:text-style-name="P3" draw:layer="layout" svg:width="4.137cm" svg:height="4.979cm" svg:x="17.263cm" svg:y="7.5cm">
          <draw:image xlink:href="Pictures/100002010000022B0000029C17756301F804F37C.png" xlink:type="simple" xlink:show="embed" xlink:actuate="onLoad">
            <text:p/>
          </draw:image>
        </draw:frame>
        <draw:frame draw:style-name="gr10" draw:text-style-name="P8" draw:layer="layout" svg:width="3.173cm" svg:height="0.962cm" svg:x="13.301cm" svg:y="3.7cm">
          <draw:text-box>
            <text:p text:style-name="P7">GET item</text:p>
          </draw:text-box>
        </draw:frame>
        <draw:frame draw:style-name="gr10" draw:text-style-name="P8" draw:layer="layout" svg:width="4.79cm" svg:height="0.962cm" svg:x="11.71cm" svg:y="11.438cm">
          <draw:text-box>
            <text:p text:style-name="P7">GET bidHistory</text:p>
          </draw:text-box>
        </draw:frame>
        <draw:frame draw:style-name="gr20" draw:text-style-name="P8" draw:layer="layout" svg:width="3.004cm" svg:height="0.962cm" svg:x="6.8cm" svg:y="8.538cm">
          <draw:text-box>
            <text:p text:style-name="P7">Price: $$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7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8T15:16:50.888178036</meta:creation-date>
    <dc:date>2016-09-29T10:27:28.152886162</dc:date>
    <meta:editing-duration>PT16H56M12S</meta:editing-duration>
    <meta:editing-cycles>3</meta:editing-cycles>
    <meta:generator>LibreOffice/5.1.4.2$Linux_X86_64 LibreOffice_project/10m0$Build-2</meta:generator>
    <meta:document-statistic meta:object-count="316"/>
  </office:meta>
</office:document-meta>
</file>